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OST type A" svg:font-family="GOST type A" style:font-family-generic="swiss" style:font-pitch="variable" svg:panose-1="2 11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875in" style:use-optimal-column-width="false"/>
    </style:style>
    <style:style style:name="TableColumn3" style:family="table-column">
      <style:table-column-properties style:column-width="4.3305in" style:use-optimal-column-width="false"/>
    </style:style>
    <style:style style:name="TableColumn4" style:family="table-column">
      <style:table-column-properties style:column-width="0.3937in" style:use-optimal-column-width="false"/>
    </style:style>
    <style:style style:name="TableColumn5" style:family="table-column">
      <style:table-column-properties style:column-width="1.7444in" style:use-optimal-column-width="false"/>
    </style:style>
    <style:style style:name="Table1" style:family="table" style:master-page-name="MPF0">
      <style:table-properties style:width="7.2562in" fo:margin-left="0in" table:align="left"/>
    </style:style>
    <style:style style:name="TableRow6" style:family="table-row">
      <style:table-row-properties style:row-height="0.3152in" style:use-optimal-row-height="false"/>
    </style:style>
    <style:style style:name="TableCell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" style:parent-style-name="TableContents" style:family="paragraph">
      <style:paragraph-properties fo:break-before="page" fo:text-align="center"/>
    </style:style>
    <style:style style:name="T251" style:parent-style-name="Основнойшрифтабзаца" style:family="text">
      <style:text-properties style:font-name="GOST type A" fo:font-style="italic" style:font-style-asian="italic"/>
    </style:style>
    <style:style style:name="T252" style:parent-style-name="Основнойшрифтабзаца" style:family="text">
      <style:text-properties style:font-name="GOST type A" fo:font-style="italic" style:font-style-asian="italic"/>
    </style:style>
    <style:style style:name="P253" style:parent-style-name="Обычный" style:family="paragraph">
      <style:paragraph-properties style:punctuation-wrap="simple" fo:text-align="center"/>
    </style:style>
    <style:style style:name="T254" style:parent-style-name="Основнойшрифтабзаца" style:family="text">
      <style:text-properties fo:font-size="9pt" style:font-size-asian="9pt" style:font-size-complex="9pt"/>
    </style:style>
    <style:style style:name="P255" style:parent-style-name="Обычный" style:family="paragraph">
      <style:paragraph-properties style:punctuation-wrap="simple" fo:text-align="center"/>
    </style:style>
    <style:style style:name="T256" style:parent-style-name="Основнойшрифтабзаца" style:family="text">
      <style:text-properties fo:font-size="9pt" style:font-size-asian="9pt" style:font-size-complex="9pt"/>
    </style:style>
    <style:style style:name="TableCell25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258" style:parent-style-name="TableContents" style:family="paragraph">
      <style:paragraph-properties fo:text-align="center"/>
    </style:style>
    <style:style style:name="T259" style:parent-style-name="Основнойшрифтабзаца" style:family="text">
      <style:text-properties style:font-name="GOST type A" fo:font-style="italic" style:font-style-asian="italic" fo:font-size="16pt" style:font-size-asian="16pt" style:font-size-complex="11pt" style:text-underline-type="single" style:text-underline-style="solid" style:text-underline-width="auto" style:text-underline-mode="continuous"/>
    </style:style>
    <style:style style:name="TableCell260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61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11pt"/>
    </style:style>
    <style:style style:name="TableCell262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GOST type A" fo:font-style="italic" style:font-style-asian="italic" fo:font-size="11pt" style:font-size-asian="11pt" style:font-size-complex="11pt"/>
    </style:style>
    <style:style style:name="TableRow264" style:family="table-row">
      <style:table-row-properties style:row-height="0.3152in" style:use-optimal-row-height="false"/>
    </style:style>
    <style:style style:name="TableCell26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266" style:parent-style-name="TableContents" style:family="paragraph">
      <style:paragraph-properties fo:text-align="center"/>
    </style:style>
    <style:style style:name="T26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26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269" style:parent-style-name="TableContents" style:family="paragraph">
      <style:text-properties style:font-name="GOST type A" fo:font-style="italic" style:font-style-asian="italic"/>
    </style:style>
    <style:style style:name="TableCell27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7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27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274" style:family="table-row">
      <style:table-row-properties style:row-height="0.3152in" style:use-optimal-row-height="false"/>
    </style:style>
    <style:style style:name="TableCell27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27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27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278" style:parent-style-name="Основнойшрифтабзаца" style:family="text">
      <style:text-properties style:font-name="GOST type A" fo:font-style="italic" style:font-style-asian="italic" style:font-size-complex="14pt"/>
    </style:style>
    <style:style style:name="TableCell27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8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28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283" style:family="table-row">
      <style:table-row-properties style:row-height="0.3152in" style:use-optimal-row-height="false"/>
    </style:style>
    <style:style style:name="TableCell28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28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28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287" style:parent-style-name="Основнойшрифтабзаца" style:family="text">
      <style:text-properties style:font-name="GOST type A" fo:font-style="italic" style:font-style-asian="italic" style:font-size-complex="14pt" fo:language="en" fo:country="US"/>
    </style:style>
    <style:style style:name="T288" style:parent-style-name="Основнойшрифтабзаца" style:family="text">
      <style:text-properties style:font-name="GOST type A" fo:font-style="italic" style:font-style-asian="italic" style:font-size-complex="14pt"/>
    </style:style>
    <style:style style:name="T289" style:parent-style-name="Основнойшрифтабзаца" style:family="text">
      <style:text-properties style:font-name="GOST type A" fo:font-style="italic" style:font-style-asian="italic" style:font-size-complex="14pt" fo:language="en" fo:country="US"/>
    </style:style>
    <style:style style:name="T290" style:parent-style-name="Основнойшрифтабзаца" style:family="text">
      <style:text-properties style:font-name="GOST type A" fo:font-style="italic" style:font-style-asian="italic" style:font-size-complex="14pt"/>
    </style:style>
    <style:style style:name="T291" style:parent-style-name="Основнойшрифтабзаца" style:family="text">
      <style:text-properties style:font-name="GOST type A" fo:font-style="italic" style:font-style-asian="italic" style:font-size-complex="14pt" fo:language="en" fo:country="US"/>
    </style:style>
    <style:style style:name="T292" style:parent-style-name="Основнойшрифтабзаца" style:family="text">
      <style:text-properties style:font-name="GOST type A" fo:font-style="italic" style:font-style-asian="italic" style:font-size-complex="14pt"/>
    </style:style>
    <style:style style:name="T293" style:parent-style-name="Основнойшрифтабзаца" style:family="text">
      <style:text-properties style:font-name="GOST type A" fo:font-style="italic" style:font-style-asian="italic" style:font-size-complex="14pt" fo:language="en" fo:country="US"/>
    </style:style>
    <style:style style:name="TableCell29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9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29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298" style:family="table-row">
      <style:table-row-properties style:row-height="0.3152in" style:use-optimal-row-height="false"/>
    </style:style>
    <style:style style:name="TableCell29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0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0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302" style:parent-style-name="Основнойшрифтабзаца" style:family="text">
      <style:text-properties style:font-name="GOST type A" fo:font-style="italic" style:font-style-asian="italic" style:font-size-complex="14pt" fo:language="en" fo:country="US"/>
    </style:style>
    <style:style style:name="T303" style:parent-style-name="Основнойшрифтабзаца" style:family="text">
      <style:text-properties style:font-name="GOST type A" fo:font-style="italic" style:font-style-asian="italic" style:font-size-complex="14pt"/>
    </style:style>
    <style:style style:name="T304" style:parent-style-name="Основнойшрифтабзаца" style:family="text">
      <style:text-properties style:font-name="GOST type A" fo:font-style="italic" style:font-style-asian="italic" style:font-size-complex="14pt" fo:language="en" fo:country="US"/>
    </style:style>
    <style:style style:name="TableCell305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0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0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09" style:family="table-row">
      <style:table-row-properties style:row-height="0.3152in" style:use-optimal-row-height="false"/>
    </style:style>
    <style:style style:name="TableCell31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1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1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13" style:parent-style-name="TableContents" style:family="paragraph">
      <style:text-properties fo:language="en" fo:country="US"/>
    </style:style>
    <style:style style:name="TableCell31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1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1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18" style:family="table-row">
      <style:table-row-properties style:row-height="0.3152in" style:use-optimal-row-height="false"/>
    </style:style>
    <style:style style:name="TableCell31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2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2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22" style:parent-style-name="TableContents" style:family="paragraph">
      <style:paragraph-properties fo:text-align="center"/>
    </style:style>
    <style:style style:name="T323" style:parent-style-name="Основнойшрифтабзаца" style:family="text">
      <style:text-properties style:font-name="GOST type A" fo:font-style="italic" style:font-style-asian="italic" fo:font-size="16pt" style:font-size-asian="16pt" style:font-size-complex="14pt" style:text-underline-type="single" style:text-underline-style="solid" style:text-underline-width="auto" style:text-underline-mode="continuous"/>
    </style:style>
    <style:style style:name="TableCell32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2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2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28" style:family="table-row">
      <style:table-row-properties style:row-height="0.3152in"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3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3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32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333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3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3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37" style:family="table-row">
      <style:table-row-properties style:row-height="0.3152in" style:use-optimal-row-height="false"/>
    </style:style>
    <style:style style:name="TableCell33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3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4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341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342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343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34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34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34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34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4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5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352" style:family="table-row">
      <style:table-row-properties style:row-height="0.3152in" style:use-optimal-row-height="false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54" style:parent-style-name="TableContents" style:family="paragraph">
      <style:paragraph-properties fo:text-align="center"/>
    </style:style>
    <style:style style:name="T35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35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35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ableCell35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6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6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63" style:family="table-row">
      <style:table-row-properties style:row-height="0.3152in" style:use-optimal-row-height="false"/>
    </style:style>
    <style:style style:name="TableCell36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6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6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67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6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6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7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72" style:family="table-row">
      <style:table-row-properties style:row-height="0.3152in" style:use-optimal-row-height="false"/>
    </style:style>
    <style:style style:name="TableCell37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7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7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76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7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7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381" style:family="table-row">
      <style:table-row-properties style:row-height="0.3152in" style:use-optimal-row-height="false"/>
    </style:style>
    <style:style style:name="TableCell38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8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38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85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38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8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38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390" style:family="table-row">
      <style:table-row-properties style:row-height="0.3152in" style:use-optimal-row-height="false"/>
    </style:style>
    <style:style style:name="TableCell39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39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39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39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39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39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39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39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39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01" style:family="table-row">
      <style:table-row-properties style:row-height="0.3152in" style:use-optimal-row-height="false"/>
    </style:style>
    <style:style style:name="TableCell40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03" style:parent-style-name="TableContents" style:family="paragraph">
      <style:paragraph-properties fo:text-align="center"/>
      <style:text-properties style:font-name="GOST type A" fo:font-style="italic" style:font-style-asian="italic" fo:language="en" fo:country="US"/>
    </style:style>
    <style:style style:name="TableCell40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05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40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0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0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10" style:family="table-row">
      <style:table-row-properties style:row-height="0.3152in" style:use-optimal-row-height="false"/>
    </style:style>
    <style:style style:name="TableCell41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12" style:parent-style-name="TableContents" style:family="paragraph">
      <style:paragraph-properties fo:text-align="center"/>
      <style:text-properties style:font-name="GOST type A" fo:language="en" fo:country="US"/>
    </style:style>
    <style:style style:name="TableCell41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41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1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1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41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2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2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23" style:family="table-row">
      <style:table-row-properties style:row-height="0.3152in" style:use-optimal-row-height="false"/>
    </style:style>
    <style:style style:name="TableCell42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2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42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27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42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2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32" style:family="table-row">
      <style:table-row-properties style:row-height="0.3152in" style:use-optimal-row-height="false"/>
    </style:style>
    <style:style style:name="TableCell43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34" style:parent-style-name="TableContents" style:family="paragraph">
      <style:paragraph-properties fo:text-align="center"/>
      <style:text-properties style:font-name="GOST type A"/>
    </style:style>
    <style:style style:name="TableCell43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43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3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3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39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40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41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42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43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4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44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4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4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51" style:family="table-row">
      <style:table-row-properties style:row-height="0.3152in"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53" style:parent-style-name="TableContents" style:family="paragraph">
      <style:paragraph-properties fo:text-align="center"/>
      <style:text-properties style:font-name="GOST type A" fo:font-style="italic" style:font-style-asian="italic"/>
    </style:style>
    <style:style style:name="TableCell45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55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45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5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5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60" style:family="table-row">
      <style:table-row-properties style:row-height="0.3152in" style:use-optimal-row-height="false"/>
    </style:style>
    <style:style style:name="TableCell46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62" style:parent-style-name="TableContents" style:family="paragraph">
      <style:paragraph-properties fo:text-align="center"/>
      <style:text-properties style:font-name="GOST type A"/>
    </style:style>
    <style:style style:name="TableCell46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46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6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6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46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7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7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73" style:family="table-row">
      <style:table-row-properties style:row-height="0.3152in" style:use-optimal-row-height="false"/>
    </style:style>
    <style:style style:name="TableCell47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7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7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77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47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7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82" style:family="table-row">
      <style:table-row-properties style:row-height="0.3152in" style:use-optimal-row-height="false"/>
    </style:style>
    <style:style style:name="TableCell48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84" style:parent-style-name="TableContents" style:family="paragraph">
      <style:paragraph-properties fo:text-align="center"/>
      <style:text-properties style:font-name="GOST type A"/>
    </style:style>
    <style:style style:name="TableCell48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48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8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489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491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49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9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495" style:family="table-row">
      <style:table-row-properties style:row-height="0.3152in" style:use-optimal-row-height="false"/>
    </style:style>
    <style:style style:name="TableCell49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9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49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499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0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0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0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504" style:family="table-row">
      <style:table-row-properties style:row-height="0.3152in" style:use-optimal-row-height="false"/>
    </style:style>
    <style:style style:name="TableCell505" style:family="table-cell">
      <style:table-cell-properties fo:border-top="none" fo:border-left="0.0138in solid #000000" fo:border-bottom="0.0069in solid #000000" fo:border-right="none" style:writing-mode="lr-tb" style:vertical-align="middle" fo:padding-top="0in" fo:padding-left="0.0395in" fo:padding-bottom="0in" fo:padding-right="0in"/>
    </style:style>
    <style:style style:name="P50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07" style:family="table-cell">
      <style:table-cell-properties fo:border-top="none" fo:border-left="0.0138in solid #000000" fo:border-bottom="0.0069in solid #000000" fo:border-right="none" style:writing-mode="lr-tb" style:vertical-align="middle" fo:padding-top="0in" fo:padding-left="0.0395in" fo:padding-bottom="0in" fo:padding-right="0in"/>
    </style:style>
    <style:style style:name="T50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509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511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513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51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15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517" style:family="table-row">
      <style:table-row-properties style:row-height="0.3152in" style:use-optimal-row-height="false"/>
    </style:style>
    <style:style style:name="TableCell518" style:family="table-cell">
      <style:table-cell-properties fo:border-top="0.0069in solid #000000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19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20" style:family="table-cell">
      <style:table-cell-properties fo:border-top="0.0069in solid #000000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21" style:parent-style-name="TableContents" style:family="paragraph">
      <style:paragraph-properties fo:text-align="center"/>
      <style:text-properties style:font-name="GOST type A" fo:font-style="italic" style:font-style-asian="italic" fo:font-size="16pt" style:font-size-asian="16pt" style:font-size-complex="14pt" style:text-underline-type="single" style:text-underline-style="solid" style:text-underline-width="auto" style:text-underline-mode="continuous"/>
    </style:style>
    <style:style style:name="TableCell522" style:family="table-cell">
      <style:table-cell-properties fo:border-top="0.0069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2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24" style:family="table-cell">
      <style:table-cell-properties fo:border-top="0.0069in solid #000000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26" style:family="table-row">
      <style:table-row-properties style:row-height="0.3152in" style:use-optimal-row-height="false"/>
    </style:style>
    <style:style style:name="TableCell52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2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2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30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31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3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3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35" style:family="table-row">
      <style:table-row-properties style:row-height="0.3152in" style:use-optimal-row-height="false"/>
    </style:style>
    <style:style style:name="TableCell53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3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3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39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4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4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4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44" style:family="table-row">
      <style:table-row-properties style:row-height="0.3152in" style:use-optimal-row-height="false"/>
    </style:style>
    <style:style style:name="TableCell54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4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4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48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4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5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5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53" style:family="table-row">
      <style:table-row-properties style:row-height="0.3152in" style:use-optimal-row-height="false"/>
    </style:style>
    <style:style style:name="TableCell55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55" style:parent-style-name="TableContents" style:family="paragraph">
      <style:paragraph-properties fo:text-align="center"/>
    </style:style>
    <style:style style:name="T55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55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5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ableCell56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6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6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64" style:family="table-row">
      <style:table-row-properties style:row-height="0.3152in" style:use-optimal-row-height="false"/>
    </style:style>
    <style:style style:name="TableCell56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6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6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68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6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7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7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73" style:family="table-row">
      <style:table-row-properties style:row-height="0.3152in" style:use-optimal-row-height="false"/>
    </style:style>
    <style:style style:name="TableCell57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7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7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77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7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7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82" style:family="table-row">
      <style:table-row-properties style:row-height="0.3152in" style:use-optimal-row-height="false"/>
    </style:style>
    <style:style style:name="TableCell58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8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8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86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58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8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591" style:family="table-row">
      <style:table-row-properties style:row-height="0.3152in" style:use-optimal-row-height="false"/>
    </style:style>
    <style:style style:name="TableCell59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59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59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59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59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59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5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00" style:family="table-row">
      <style:table-row-properties style:row-height="0.3152in" style:use-optimal-row-height="false"/>
    </style:style>
    <style:style style:name="TableCell60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0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0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04" style:parent-style-name="TableContents" style:family="paragraph">
      <style:paragraph-properties fo:text-align="justify"/>
    </style:style>
    <style:style style:name="T60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60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0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60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10" style:family="table-row">
      <style:table-row-properties style:row-height="0.3152in" style:use-optimal-row-height="false"/>
    </style:style>
    <style:style style:name="TableCell61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1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1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14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615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1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61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19" style:family="table-row">
      <style:table-row-properties style:row-height="0.3152in" style:use-optimal-row-height="false"/>
    </style:style>
    <style:style style:name="TableCell62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2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2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23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62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2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2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28" style:family="table-row">
      <style:table-row-properties style:row-height="0.3152in" style:use-optimal-row-height="false"/>
    </style:style>
    <style:style style:name="TableCell62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3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3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632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633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3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6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37" style:family="table-row">
      <style:table-row-properties style:row-height="0.3152in" style:use-optimal-row-height="false"/>
    </style:style>
    <style:style style:name="TableCell63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3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4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4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4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4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4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46" style:family="table-row">
      <style:table-row-properties style:row-height="0.3152in" style:use-optimal-row-height="false"/>
    </style:style>
    <style:style style:name="TableCell64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4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4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50" style:parent-style-name="TableContents" style:family="paragraph">
      <style:paragraph-properties fo:text-align="center"/>
    </style:style>
    <style:style style:name="T651" style:parent-style-name="Основнойшрифтабзаца" style:family="text">
      <style:text-properties style:font-name="GOST type A" fo:font-style="italic" style:font-style-asian="italic" fo:font-size="16pt" style:font-size-asian="16pt" style:font-size-complex="14pt" style:text-underline-type="single" style:text-underline-style="solid" style:text-underline-width="auto" style:text-underline-mode="continuous"/>
    </style:style>
    <style:style style:name="TableCell65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5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5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56" style:family="table-row">
      <style:table-row-properties style:row-height="0.3152in" style:use-optimal-row-height="false"/>
    </style:style>
    <style:style style:name="TableCell65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58" style:parent-style-name="TableContents" style:family="paragraph">
      <style:paragraph-properties fo:text-align="center"/>
    </style:style>
    <style:style style:name="T659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660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66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62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663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6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6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67" style:family="table-row">
      <style:table-row-properties style:row-height="0.3152in" style:use-optimal-row-height="false"/>
    </style:style>
    <style:style style:name="TableCell66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6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7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71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67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7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7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76" style:family="table-row">
      <style:table-row-properties style:row-height="0.3152in" style:use-optimal-row-height="false"/>
    </style:style>
    <style:style style:name="TableCell67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7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7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680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681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683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68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68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68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ableCell68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8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691" style:family="table-row">
      <style:table-row-properties style:row-height="0.3152in" style:use-optimal-row-height="false"/>
    </style:style>
    <style:style style:name="TableCell69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9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9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695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69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69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6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700" style:family="table-row">
      <style:table-row-properties style:row-height="0.3152in" style:use-optimal-row-height="false"/>
    </style:style>
    <style:style style:name="TableCell70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0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0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04" style:parent-style-name="TableContents" style:family="paragraph">
      <style:paragraph-properties fo:text-align="center"/>
    </style:style>
    <style:style style:name="T705" style:parent-style-name="Основнойшрифтабзаца" style:family="text">
      <style:text-properties style:font-name="GOST type A" fo:font-style="italic" style:font-style-asian="italic" fo:font-size="16pt" style:font-size-asian="16pt" style:font-size-complex="14pt" style:text-underline-type="single" style:text-underline-style="solid" style:text-underline-width="auto" style:text-underline-mode="continuous"/>
    </style:style>
    <style:style style:name="TableCell70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0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0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Row710" style:family="table-row">
      <style:table-row-properties style:row-height="0.3152in" style:use-optimal-row-height="false"/>
    </style:style>
    <style:style style:name="TableCell71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1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1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14" style:parent-style-name="TableContents" style:family="paragraph">
      <style:paragraph-properties fo:text-align="justify"/>
      <style:text-properties style:font-name="GOST type A" fo:font-style="italic" style:font-style-asian="italic" fo:font-size="14pt" style:font-size-asian="14pt" style:font-size-complex="14pt"/>
    </style:style>
    <style:style style:name="TableCell715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1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1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719" style:family="table-row">
      <style:table-row-properties style:row-height="0.3152in" style:use-optimal-row-height="false"/>
    </style:style>
    <style:style style:name="TableCell72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21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2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23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72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2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72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728" style:family="table-row">
      <style:table-row-properties style:row-height="0.3152in" style:use-optimal-row-height="false"/>
    </style:style>
    <style:style style:name="TableCell72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3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3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732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734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736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737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/>
    </style:style>
    <style:style style:name="T738" style:parent-style-name="Основнойшрифтабзаца" style:family="text"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3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40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74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743" style:family="table-row">
      <style:table-row-properties style:row-height="0.3152in" style:use-optimal-row-height="false"/>
    </style:style>
    <style:style style:name="TableCell74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4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 fo:language="en" fo:country="US"/>
    </style:style>
    <style:style style:name="TableCell74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47" style:parent-style-name="TableContents" style:family="paragraph">
      <style:paragraph-properties fo:text-align="justify"/>
      <style:text-properties style:font-name="GOST type A" fo:font-style="italic" style:font-style-asian="italic" fo:font-size="14pt" style:font-size-asian="14pt" style:font-size-complex="14pt"/>
    </style:style>
    <style:style style:name="TableCell74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4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75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752" style:family="table-row">
      <style:table-row-properties style:row-height="0.3152in" style:use-optimal-row-height="false"/>
    </style:style>
    <style:style style:name="TableCell753" style:family="table-cell">
      <style:table-cell-properties fo:border-top="none" fo:border-left="0.0138in solid #000000" fo:border-bottom="0.0069in solid #000000" fo:border-right="none" style:writing-mode="lr-tb" style:vertical-align="middle" fo:padding-top="0in" fo:padding-left="0.0395in" fo:padding-bottom="0in" fo:padding-right="0in"/>
    </style:style>
    <style:style style:name="P75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755" style:family="table-cell">
      <style:table-cell-properties fo:border-top="none" fo:border-left="0.0138in solid #000000" fo:border-bottom="0.0069in solid #000000" fo:border-right="none" style:writing-mode="lr-tb" style:vertical-align="middle" fo:padding-top="0in" fo:padding-left="0.0395in" fo:padding-bottom="0in" fo:padding-right="0in"/>
    </style:style>
    <style:style style:name="P756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Cell757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75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4pt"/>
    </style:style>
    <style:style style:name="TableCell759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GOST type A" fo:font-style="italic" style:font-style-asian="italic" fo:font-size="14pt" style:font-size-asian="14pt" style:font-size-complex="14pt"/>
    </style:style>
    <style:style style:name="TableRow761" style:family="table-row">
      <style:table-row-properties style:row-height="0.3152in" style:use-optimal-row-height="false"/>
    </style:style>
    <style:style style:name="TableCell762" style:family="table-cell">
      <style:table-cell-properties fo:border-top="0.0069in solid #000000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63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764" style:family="table-cell">
      <style:table-cell-properties fo:border-top="0.0069in solid #000000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65" style:parent-style-name="TableContents" style:family="paragraph">
      <style:paragraph-properties fo:text-align="center"/>
      <style:text-properties style:font-name="GOST type A" fo:font-style="italic" style:font-style-asian="italic" fo:font-size="16pt" style:font-size-asian="16pt" style:font-size-complex="11pt" style:text-underline-type="single" style:text-underline-style="solid" style:text-underline-width="auto" style:text-underline-mode="continuous"/>
    </style:style>
    <style:style style:name="TableCell766" style:family="table-cell">
      <style:table-cell-properties fo:border-top="0.0069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6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768" style:family="table-cell">
      <style:table-cell-properties fo:border-top="0.0069in solid #000000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Row770" style:family="table-row">
      <style:table-row-properties style:row-height="0.3152in" style:use-optimal-row-height="false"/>
    </style:style>
    <style:style style:name="TableCell77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7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77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74" style:parent-style-name="TableContents" style:family="paragraph"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775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7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77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Row779" style:family="table-row">
      <style:table-row-properties style:row-height="0.3152in" style:use-optimal-row-height="false"/>
    </style:style>
    <style:style style:name="TableCell78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81" style:parent-style-name="TableContents" style:family="paragraph"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78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T783" style:parent-style-name="Основнойшрифтабзаца" style:family="text">
      <style:text-properties style:font-name="GOST type A" fo:font-style="italic" style:font-style-asian="italic" fo:font-size="14pt" style:font-size-asian="14pt" style:font-size-complex="11pt"/>
    </style:style>
    <style:style style:name="T784" style:parent-style-name="Основнойшрифтабзаца" style:family="text"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785" style:parent-style-name="Основнойшрифтабзаца" style:family="text">
      <style:text-properties style:font-name="GOST type A" fo:font-style="italic" style:font-style-asian="italic" fo:font-size="14pt" style:font-size-asian="14pt" style:font-size-complex="11pt"/>
    </style:style>
    <style:style style:name="T786" style:parent-style-name="Основнойшрифтабзаца" style:family="text"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787" style:parent-style-name="Основнойшрифтабзаца" style:family="text">
      <style:text-properties style:font-name="GOST type A" fo:font-style="italic" style:font-style-asian="italic" fo:font-size="14pt" style:font-size-asian="14pt" style:font-size-complex="11pt"/>
    </style:style>
    <style:style style:name="TableCell78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8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/>
    </style:style>
    <style:style style:name="TableCell79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792" style:family="table-row">
      <style:table-row-properties style:row-height="0.3152in" style:use-optimal-row-height="false"/>
    </style:style>
    <style:style style:name="TableCell79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94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79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796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79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798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/>
    </style:style>
    <style:style style:name="TableCell79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801" style:family="table-row">
      <style:table-row-properties style:row-height="0.3152in" style:use-optimal-row-height="false"/>
    </style:style>
    <style:style style:name="TableCell80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03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0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0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style:text-underline-type="single" style:text-underline-style="solid" style:text-underline-width="auto" style:text-underline-mode="continuous"/>
    </style:style>
    <style:style style:name="TableCell80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807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/>
    </style:style>
    <style:style style:name="TableCell80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810" style:family="table-row">
      <style:table-row-properties style:row-height="0.3152in" style:use-optimal-row-height="false"/>
    </style:style>
    <style:style style:name="TableCell81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1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81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14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15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816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81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819" style:family="table-row">
      <style:table-row-properties style:row-height="0.3152in" style:use-optimal-row-height="false"/>
    </style:style>
    <style:style style:name="TableCell82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21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2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23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2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825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/>
    </style:style>
    <style:style style:name="TableCell82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828" style:family="table-row">
      <style:table-row-properties style:row-height="0.3152in" style:use-optimal-row-height="false"/>
    </style:style>
    <style:style style:name="TableCell82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30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3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3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style:text-underline-type="single" style:text-underline-style="solid" style:text-underline-width="auto" style:text-underline-mode="continuous"/>
    </style:style>
    <style:style style:name="TableCell833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834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/>
    </style:style>
    <style:style style:name="TableCell8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837" style:family="table-row">
      <style:table-row-properties style:row-height="0.3152in" style:use-optimal-row-height="false"/>
    </style:style>
    <style:style style:name="TableCell83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39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84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41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4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843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 fo:language="en" fo:country="US"/>
    </style:style>
    <style:style style:name="TableCell84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Row846" style:family="table-row">
      <style:table-row-properties style:row-height="0.3152in" style:use-optimal-row-height="false"/>
    </style:style>
    <style:style style:name="TableCell84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48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4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395in" fo:padding-bottom="0in" fo:padding-right="0in"/>
    </style:style>
    <style:style style:name="P850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TableCell851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852" style:parent-style-name="TableContents" style:family="paragraph">
      <style:paragraph-properties fo:text-align="center"/>
      <style:text-properties style:font-name="GOST type A" fo:font-style="italic" style:font-style-asian="italic" fo:font-size="14pt" style:font-size-asian="14pt" style:font-size-complex="11pt"/>
    </style:style>
    <style:style style:name="TableCell85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GOST type A" fo:font-style="italic" style:font-style-asian="italic" fo:font-size="14pt" style:font-size-asian="14pt" style:font-size-complex="11pt"/>
    </style:style>
    <style:style style:name="P855" style:parent-style-name="Standard" style:family="paragraph">
      <style:text-properties fo:font-size="11pt" style:font-size-asian="11pt" style:font-size-complex="11pt"/>
    </style:style>
    <style:style style:family="graphic" style:name="a27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parallel" style:wrap-contour="false" style:horizontal-rel="paragraph" style:vertical-rel="page" style:horizontal-pos="from-left" style:vertical-pos="from-top"/>
    </style:style>
    <style:style style:family="graphic" style:name="a24" style:parent-style-name="Graphics">
      <style:graphic-properties fo:wrap-option="no-wrap" fo:border="0.01378in solid #000000" fo:padding-top="0.00709in" fo:padding-bottom="0.00709in" fo:padding-left="0.00709in" fo:padding-right="0.00709in" fo:background-color="transparent" draw:textarea-vertical-align="middle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251"><draw:frame draw:z-index="5" draw:id="id24" draw:style-name="a24" draw:transform="translate(-1.18125in -0.1375in) rotate(-1.5708) translate(0.38885in 3.74837in)" draw:name="Фигура1" text:anchor-type="paragraph" svg:width="2.3625in" svg:height="0.275in" style:rel-width="scale" style:rel-height="scale"><draw:text-box><text:p text:style-name="Обычный"/></draw:text-box><svg:title/><svg:desc/></draw:frame></text:span><text:span text:style-name="T252"><draw:g draw:z-index="6" draw:name="Группа 36" draw:id="id29" draw:style-name="a28" text:anchor-type="paragraph"><svg:title/><svg:desc/><draw:frame draw:id="id25" draw:style-name="a25" draw:transform="translate(-0.3741in -0.09841in) rotate(-1.5708) translate(-0.72378in 4.30717in)" draw:name="Фигура1" svg:width="0.74821in" svg:height="0.19682in" style:rel-width="scale" style:rel-height="scale"><draw:text-box><text:p text:style-name="P253"><text:span text:style-name="T254">ерв. примен.</text:span></text:p></draw:text-box><svg:title/><svg:desc/></draw:frame><draw:g draw:name="Группа 38" draw:id="id28"><svg:title/><svg:desc/><draw:frame draw:id="id26" draw:style-name="a26" draw:transform="translate(-0.29077in -0.09841in) rotate(-1.5708) translate(-0.80706in 6.66959in)" draw:name="Фигура1" svg:width="0.58154in" svg:height="0.19682in" style:rel-width="scale" style:rel-height="scale"><draw:text-box><text:p text:style-name="P255"><text:span text:style-name="T256">Справ. №</text:span></text:p></draw:text-box><svg:title/><svg:desc/></draw:frame><draw:frame draw:id="id27" draw:style-name="a27" draw:transform="translate(-0.05188in -0.13799in) rotate(-1.5708) translate(-0.88914in 6.67017in)" draw:name="Фигура1" svg:width="0.10376in" svg:height="0.27599in" style:rel-width="scale" style:rel-height="scale"><draw:text-box><text:p text:style-name="Обычный"/></draw:text-box><svg:title/><svg:desc/></draw:frame></draw:g></draw:g></text:span></text:p>
          </table:table-cell>
          <table:table-cell table:style-name="TableCell257">
            <text:p text:style-name="P258"><text:span text:style-name="T259">Микросхемы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DD1, DD2</text:span></text:p>
          </table:table-cell>
          <table:table-cell table:style-name="TableCell268">
            <text:p text:style-name="P269">APW7142KI-TRG, DC/DC преобразователь напряжения<text:s/></text:p>
          </table:table-cell>
          <table:table-cell table:style-name="TableCell270">
            <text:p text:style-name="P271">2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TableContents"><text:span text:style-name="T278"><text:s/>0.8-12В/3А, 500 кГц, [SOP-8]</text:span>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DD3</text:p>
          </table:table-cell>
          <table:table-cell table:style-name="TableCell286">
            <text:p text:style-name="TableContents"><text:span text:style-name="T287">STM32F407VGT6,<text:s/></text:span><text:span text:style-name="T288">Микроконтроллер</text:span><text:span text:style-name="T289"><text:s/>32-</text:span><text:span text:style-name="T290">Бит</text:span><text:span text:style-name="T291">, Cortex-M4 + FPU, 168</text:span><text:span text:style-name="T292">МГц</text:span><text:span text:style-name="T293">,</text:span>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TableContents"><text:span text:style-name="T302">1</text:span><text:span text:style-name="T303">МБ</text:span><text:span text:style-name="T304"><text:s/>Flash, USB OTG HS/FS, Ethernet [LQFP-100]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><text:span text:style-name="T323">Конденсаторы</text:span>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C1 - C3,</text:p>
          </table:table-cell>
          <table:table-cell table:style-name="TableCell331">
            <text:p text:style-name="P332">Конденсатор керамический<text:s/></text:p>
          </table:table-cell>
          <table:table-cell table:style-name="TableCell333">
            <text:p text:style-name="P334">10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C6-C8,</text:p>
          </table:table-cell>
          <table:table-cell table:style-name="TableCell340">
            <text:p text:style-name="TableContents"><text:span text:style-name="T341">16 В,<text:s/></text:span><text:span text:style-name="T342">100</text:span><text:span text:style-name="T343"><text:s/>нФ ±10%,<text:s/></text:span><text:span text:style-name="T344">X</text:span><text:span text:style-name="T345">5</text:span><text:span text:style-name="T346">R</text:span><text:span text:style-name="T347">, 1206</text:span>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<text:span text:style-name="T355">С11,<text:s/></text:span><text:span text:style-name="T356">C14</text:span><text:span text:style-name="T357">,</text:span></text:p>
          </table:table-cell>
          <table:table-cell table:style-name="TableCell358">
            <text:p text:style-name="TableContents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C21, C25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С15, С16</text:p>
          </table:table-cell>
          <table:table-cell table:style-name="TableCell384">
            <text:p text:style-name="P385">Конденсатор танталовый<text:s/></text:p>
          </table:table-cell>
          <table:table-cell table:style-name="TableCell386">
            <text:p text:style-name="P387">2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TableContents"><text:span text:style-name="T394">16 В,<text:s/></text:span><text:span text:style-name="T395">0,1</text:span><text:span text:style-name="T396"><text:s/>мкФ ±10%, корпус A, SMD_3216-18</text:span>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C4, C5</text:p>
          </table:table-cell>
          <table:table-cell table:style-name="TableCell404">
            <text:p text:style-name="P405">Конденсатор керамический<text:s/></text:p>
          </table:table-cell>
          <table:table-cell table:style-name="TableCell406">
            <text:p text:style-name="P407">4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C23, C24</text:p>
          </table:table-cell>
          <table:table-cell table:style-name="TableCell413">
            <text:p text:style-name="TableContents"><text:span text:style-name="T414">6,3 В, 2,2 мкФ ±10%,<text:s/></text:span><text:span text:style-name="T415">X</text:span><text:span text:style-name="T416">5</text:span><text:span text:style-name="T417">R</text:span><text:span text:style-name="T418">, 1206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C9, C10</text:p>
          </table:table-cell>
          <table:table-cell table:style-name="TableCell426">
            <text:p text:style-name="P427">Конденсатор керамический<text:s/></text:p>
          </table:table-cell>
          <table:table-cell table:style-name="TableCell428">
            <text:p text:style-name="P429">2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TableContents"><text:span text:style-name="T436">6</text:span><text:span text:style-name="T437">0</text:span><text:span text:style-name="T438"><text:s/>В,<text:s/></text:span><text:span text:style-name="T439">1,5</text:span><text:span text:style-name="T440"><text:s/></text:span><text:span text:style-name="T441">н</text:span><text:span text:style-name="T442">Ф ±10%,<text:s/></text:span><text:span text:style-name="T443">X</text:span><text:span text:style-name="T444">5</text:span><text:span text:style-name="T445">R</text:span><text:span text:style-name="T446">, 1206</text:span>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С12,С13,С19</text:p>
          </table:table-cell>
          <table:table-cell table:style-name="TableCell454">
            <text:p text:style-name="P455">Конденсатор керамический<text:s/></text:p>
          </table:table-cell>
          <table:table-cell table:style-name="TableCell456">
            <text:p text:style-name="P457">3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TableContents"><text:span text:style-name="T464">25 В, 1 мкФ ±10%,<text:s/></text:span><text:span text:style-name="T465">X</text:span><text:span text:style-name="T466">5</text:span><text:span text:style-name="T467">R</text:span><text:span text:style-name="T468">, 1206</text:span>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С17, С18</text:p>
          </table:table-cell>
          <table:table-cell table:style-name="TableCell476">
            <text:p text:style-name="P477">Конденсатор керамический<text:s/></text:p>
          </table:table-cell>
          <table:table-cell table:style-name="TableCell478">
            <text:p text:style-name="P479">2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TableContents"><text:span text:style-name="T486">16 В, 22 мкФ ±10%,<text:s/></text:span><text:span text:style-name="T487">X</text:span><text:span text:style-name="T488">5</text:span><text:span text:style-name="T489">R</text:span><text:span text:style-name="T490">, 1206</text:span>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С20, С22</text:p>
          </table:table-cell>
          <table:table-cell table:style-name="TableCell498">
            <text:p text:style-name="P499">Конденсатор керамический<text:s/></text:p>
          </table:table-cell>
          <table:table-cell table:style-name="TableCell500">
            <text:p text:style-name="P501">2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TableContents"><text:span text:style-name="T508">50 В, 20 пФ ±10%,<text:s/></text:span><text:span text:style-name="T509">X</text:span><text:span text:style-name="T510">5</text:span><text:span text:style-name="T511">R</text:span><text:span text:style-name="T512">, 1206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>Резисторы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R1</text:p>
          </table:table-cell>
          <table:table-cell table:style-name="TableCell529">
            <text:p text:style-name="P530">ЧИП резистор 0.25Вт, 47 Ом ±5%, 1206<text:s/></text:p>
          </table:table-cell>
          <table:table-cell table:style-name="TableCell531">
            <text:p text:style-name="P532">1</text:p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>R2,<text:s/>R3,</text:p>
          </table:table-cell>
          <table:table-cell table:style-name="TableCell538">
            <text:p text:style-name="P539">ЧИП резистор 0.25Вт, 10 кОм ±1%, 1206</text:p>
          </table:table-cell>
          <table:table-cell table:style-name="TableCell540">
            <text:p text:style-name="P541">6</text:p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R8,<text:s/>R11,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<text:span text:style-name="T556">R12</text:span><text:span text:style-name="T557">,<text:s/></text:span><text:span text:style-name="T558">R14</text:span></text:p>
          </table:table-cell>
          <table:table-cell table:style-name="TableCell559">
            <text:p text:style-name="TableContents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R4</text:p>
          </table:table-cell>
          <table:table-cell table:style-name="TableCell567">
            <text:p text:style-name="P568">ЧИП резистор 0.25Вт, 15 кОм ±5%, 1206</text:p>
          </table:table-cell>
          <table:table-cell table:style-name="TableCell569">
            <text:p text:style-name="P570">1</text:p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R5</text:p>
          </table:table-cell>
          <table:table-cell table:style-name="TableCell576">
            <text:p text:style-name="P577">ЧИП резистор 0.125Вт, 12 кОм ±1%, 1206</text:p>
          </table:table-cell>
          <table:table-cell table:style-name="TableCell578">
            <text:p text:style-name="P579">1</text:p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R6</text:p>
          </table:table-cell>
          <table:table-cell table:style-name="TableCell585">
            <text:p text:style-name="P586">ЧИП резистор 0.25Вт, 46,9 кОм ±1%, 1206</text:p>
          </table:table-cell>
          <table:table-cell table:style-name="TableCell587">
            <text:p text:style-name="P588">1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R7</text:p>
          </table:table-cell>
          <table:table-cell table:style-name="TableCell594">
            <text:p text:style-name="TableContents"><text:span text:style-name="T595">ЧИП резистор 0.25Вт, 63 кОм ±5%, 1206</text:span></text:p>
          </table:table-cell>
          <table:table-cell table:style-name="TableCell596">
            <text:p text:style-name="P597">1</text:p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R9, R10</text:p>
          </table:table-cell>
          <table:table-cell table:style-name="TableCell603">
            <text:p text:style-name="P604"><text:span text:style-name="T605">ЧИП резистор 0.25Вт, 100 кОм ±1%, 1206</text:span></text:p>
          </table:table-cell>
          <table:table-cell table:style-name="TableCell606">
            <text:p text:style-name="P607">2</text:p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R13, R15</text:p>
          </table:table-cell>
          <table:table-cell table:style-name="TableCell613">
            <text:p text:style-name="P614">ЧИП резистор 0.25Вт, 510 Ом ±1%, 1206</text:p>
          </table:table-cell>
          <table:table-cell table:style-name="TableCell615">
            <text:p text:style-name="P616">3</text:p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R16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R17</text:p>
          </table:table-cell>
          <table:table-cell table:style-name="TableCell631">
            <text:p text:style-name="TableContents"><text:span text:style-name="T632">ЧИП резистор 0.25Вт, 100 Ом ±1%, 1206</text:span></text:p>
          </table:table-cell>
          <table:table-cell table:style-name="TableCell633">
            <text:p text:style-name="P634">1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><text:span text:style-name="T651">Катушки индуктивности</text:span></text:p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<text:span text:style-name="T659">L</text:span><text:span text:style-name="T660">1</text:span></text:p>
          </table:table-cell>
          <table:table-cell table:style-name="TableCell661">
            <text:p text:style-name="P662">Индуктивность SMD, 1 мкГн, 30%, 0805</text:p>
          </table:table-cell>
          <table:table-cell table:style-name="TableCell663">
            <text:p text:style-name="P664">1</text:p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L2</text:p>
          </table:table-cell>
          <table:table-cell table:style-name="TableCell670">
            <text:p text:style-name="P671">Индуктивность SMD, 4,7 мкГн, 30%, 0805</text:p>
          </table:table-cell>
          <table:table-cell table:style-name="TableCell672">
            <text:p text:style-name="P673">1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L3</text:p>
          </table:table-cell>
          <table:table-cell table:style-name="TableCell679">
            <text:p text:style-name="TableContents"><text:span text:style-name="T680">Индуктивность SMD,<text:s/></text:span><text:span text:style-name="T681">6</text:span><text:span text:style-name="T682">,</text:span><text:span text:style-name="T683">8</text:span><text:span text:style-name="T684"><text:s/>мкГн,<text:s/></text:span><text:span text:style-name="T685">2</text:span><text:span text:style-name="T686">0%, 0805</text:span></text:p>
          </table:table-cell>
          <table:table-cell table:style-name="TableCell687">
            <text:p text:style-name="P688">1</text:p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/>
          </table:table-cell>
          <table:table-cell table:style-name="TableCell703">
            <text:p text:style-name="P704"><text:span text:style-name="T705">Разъёмы</text:span>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>
            <text:p text:style-name="P712">X1, X2</text:p>
          </table:table-cell>
          <table:table-cell table:style-name="TableCell713">
            <text:p text:style-name="P714">DG301-5.0-02P-12, Клеммник винтовой, 2-контактный, 5мм</text:p>
          </table:table-cell>
          <table:table-cell table:style-name="TableCell715">
            <text:p text:style-name="P716">2</text:p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>X3</text:p>
          </table:table-cell>
          <table:table-cell table:style-name="TableCell722">
            <text:p text:style-name="P723">PLS-4 (DS-1021-1x4), Вилка штыревая 2.54мм</text:p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X4</text:p>
          </table:table-cell>
          <table:table-cell table:style-name="TableCell731">
            <text:p text:style-name="TableContents"><text:span text:style-name="T732">PBS</text:span><text:span text:style-name="T733">-7 (</text:span><text:span text:style-name="T734">DS</text:span><text:span text:style-name="T735">1023-1</text:span><text:span text:style-name="T736">x</text:span><text:span text:style-name="T737">7), Гнездо на плату 2.54мм 1х7</text:span><text:span text:style-name="T738">pin</text:span>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X5</text:p>
          </table:table-cell>
          <table:table-cell table:style-name="TableCell746">
            <text:p text:style-name="P747">PBS-16 (DS-1023 - 1x16), Гнездо на плату 2.54мм 1х16pin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>Кнопка</text:p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>SB1</text:p>
          </table:table-cell>
          <table:table-cell table:style-name="TableCell773">
            <text:p text:style-name="P774">1301.9315.24, Тактильная кнопка, Top Actuated, SMD<text:s/></text:p>
          </table:table-cell>
          <table:table-cell table:style-name="TableCell775">
            <text:p text:style-name="P776">1</text:p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/>
          </table:table-cell>
          <table:table-cell table:style-name="TableCell782">
            <text:p text:style-name="TableContents"><text:span text:style-name="T783">(Поверхностный Монтаж),<text:s/></text:span><text:span text:style-name="T784">Round</text:span><text:span text:style-name="T785"><text:s/></text:span><text:span text:style-name="T786">Button</text:span><text:span text:style-name="T787">, 160 г</text:span>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p text:style-name="P805">Кварцевый резонатор</text:p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>ZQ1</text:p>
          </table:table-cell>
          <table:table-cell table:style-name="TableCell813">
            <text:p text:style-name="P814">HC-49SM, Кварцевый резонатор, 7.3728 МГц</text:p>
          </table:table-cell>
          <table:table-cell table:style-name="TableCell815">
            <text:p text:style-name="P816">1</text:p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</table:table-row>
        <table:table-row table:style-name="TableRow828">
          <table:table-cell table:style-name="TableCell829">
            <text:p text:style-name="P830"/>
          </table:table-cell>
          <table:table-cell table:style-name="TableCell831">
            <text:p text:style-name="P832">Светодиод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HL1</text:p>
          </table:table-cell>
          <table:table-cell table:style-name="TableCell840">
            <text:p text:style-name="P841">Светодиод белый тёплый 2700K,SMD 3.5x2.8x0.8мм</text:p>
          </table:table-cell>
          <table:table-cell table:style-name="TableCell842">
            <text:p text:style-name="P843">1</text:p>
          </table:table-cell>
          <table:table-cell table:style-name="TableCell844">
            <text:p text:style-name="P845"/>
          </table:table-cell>
        </table:table-row>
        <table:table-row table:style-name="TableRow846"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</table:table>
      <text:p text:style-name="P8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OST type A" svg:font-family="GOST type A" style:font-family-generic="swiss" style:font-pitch="variable" svg:panose-1="2 11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65in"/>
      <style:text-properties style:font-name="PT Astra Serif" style:font-name-asian="Lucida Sans Unicode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asian="PT Astra Serif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PT Astra Serif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PT Astra Serif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65in" fo:margin-left="0.7875in" fo:margin-bottom="0.1965in" fo:margin-right="0.1965in" fo:border="0.0138in solid #000000" fo:padding="0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1.575in"/>
      </style:footer-style>
    </style:page-layout>
    <style:style style:name="TableColumn10" style:family="table-column">
      <style:table-column-properties style:column-width="0.7875in" style:use-optimal-column-width="false"/>
    </style:style>
    <style:style style:name="TableColumn11" style:family="table-column">
      <style:table-column-properties style:column-width="4.3305in" style:use-optimal-column-width="false"/>
    </style:style>
    <style:style style:name="TableColumn12" style:family="table-column">
      <style:table-column-properties style:column-width="0.3937in" style:use-optimal-column-width="false"/>
    </style:style>
    <style:style style:name="TableColumn13" style:family="table-column">
      <style:table-column-properties style:column-width="1.7444in" style:use-optimal-column-width="false"/>
    </style:style>
    <style:style style:name="Table9" style:family="table">
      <style:table-properties style:width="7.2562in" fo:margin-left="0in" table:align="left"/>
    </style:style>
    <style:style style:name="TableRow14" style:family="table-row">
      <style:table-row-properties style:row-height="0.5902in" style:use-optimal-row-height="false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/>
    </style:style>
    <style:style style:name="T17" style:parent-style-name="Основнойшрифтабзаца" style:family="text">
      <style:text-properties style:font-name="GOST type A" fo:font-style="italic" style:font-style-asian="italic"/>
    </style:style>
    <style:style style:name="T18" style:parent-style-name="Основнойшрифтабзаца" style:family="text">
      <style:text-properties style:font-name="GOST type A" fo:font-style="italic" style:font-style-asian="italic"/>
    </style:style>
    <style:style style:name="T19" style:parent-style-name="Основнойшрифтабзаца" style:family="text">
      <style:text-properties style:font-name="GOST type A" fo:font-style="italic" style:font-style-asian="italic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1" style:parent-style-name="TableContents" style:family="paragraph">
      <style:paragraph-properties fo:text-align="center"/>
    </style:style>
    <style:style style:name="T22" style:parent-style-name="Основнойшрифтабзаца" style:family="text">
      <style:text-properties style:font-name="GOST type A" fo:font-style="italic" style:font-style-asian="italic" fo:font-size="16pt" style:font-size-asian="16pt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/>
    </style:style>
    <style:style style:name="T25" style:parent-style-name="Основнойшрифтабзаца" style:family="text">
      <style:text-properties style:font-name="GOST type A" fo:font-style="italic" style:font-style-asian="italic" fo:font-size="16pt" style:font-size-asian="16pt"/>
    </style:style>
    <style:style style:name="TableCell26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P27" style:parent-style-name="TableContents" style:family="paragraph">
      <style:paragraph-properties fo:text-align="center"/>
      <style:text-properties style:font-name="GOST type A" fo:font-style="italic" style:font-style-asian="italic" fo:font-size="16pt" style:font-size-asian="16pt"/>
    </style:style>
    <style:style style:name="P28" style:parent-style-name="Обычный" style:family="paragraph">
      <style:paragraph-properties style:punctuation-wrap="simple" fo:text-align="center"/>
    </style:style>
    <style:style style:name="T29" style:parent-style-name="Основнойшрифтабзаца" style:family="text">
      <style:text-properties fo:font-size="9pt" style:font-size-asian="9pt" style:font-size-complex="9pt"/>
    </style:style>
    <style:style style:name="P30" style:parent-style-name="Обычный" style:family="paragraph">
      <style:paragraph-properties style:punctuation-wrap="simple" fo:text-align="center"/>
    </style:style>
    <style:style style:name="T31" style:parent-style-name="Основнойшрифтабзаца" style:family="text">
      <style:text-properties fo:font-size="9pt" style:font-size-asian="9pt" style:font-size-complex="9pt"/>
    </style:style>
    <style:style style:name="P32" style:parent-style-name="Обычный" style:family="paragraph">
      <style:paragraph-properties style:punctuation-wrap="simple" fo:text-align="center"/>
    </style:style>
    <style:style style:name="T33" style:parent-style-name="Основнойшрифтабзаца" style:family="text">
      <style:text-properties fo:font-size="9pt" style:font-size-asian="9pt" style:font-size-complex="9pt"/>
    </style:style>
    <style:style style:name="TableColumn35" style:family="table-column">
      <style:table-column-properties style:column-width="0.2756in" style:use-optimal-column-width="false"/>
    </style:style>
    <style:style style:name="TableColumn36" style:family="table-column">
      <style:table-column-properties style:column-width="0.3937in" style:use-optimal-column-width="false"/>
    </style:style>
    <style:style style:name="TableColumn37" style:family="table-column">
      <style:table-column-properties style:column-width="0.9055in" style:use-optimal-column-width="false"/>
    </style:style>
    <style:style style:name="TableColumn38" style:family="table-column">
      <style:table-column-properties style:column-width="0.5902in" style:use-optimal-column-width="false"/>
    </style:style>
    <style:style style:name="TableColumn39" style:family="table-column">
      <style:table-column-properties style:column-width="0.3937in" style:use-optimal-column-width="false"/>
    </style:style>
    <style:style style:name="TableColumn40" style:family="table-column">
      <style:table-column-properties style:column-width="4.3305in" style:use-optimal-column-width="false"/>
    </style:style>
    <style:style style:name="TableColumn41" style:family="table-column">
      <style:table-column-properties style:column-width="0.3666in" style:use-optimal-column-width="false"/>
    </style:style>
    <style:style style:name="Table34" style:family="table">
      <style:table-properties style:width="7.2562in" fo:margin-left="0in" table:align="left"/>
    </style:style>
    <style:style style:name="TableRow42" style:family="table-row">
      <style:table-row-properties style:row-height="0.1965in" style:use-optimal-row-height="false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5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5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57" style:family="table-row">
      <style:table-row-properties style:row-height="0.0784in" style:use-optimal-row-height="false"/>
    </style:style>
    <style:style style:name="TableCell5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5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6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6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6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6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Row68" style:family="table-row">
      <style:table-row-properties style:row-height="0.118in" style:use-optimal-row-height="false"/>
    </style:style>
    <style:style style:name="P69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P70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P71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P72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P73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P74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TableCell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in" fo:padding-bottom="0in" fo:padding-right="0in"/>
    </style:style>
    <style:style style:name="P76" style:parent-style-name="TableContents" style:family="paragraph">
      <style:paragraph-properties fo:text-align="center"/>
    </style:style>
    <style:style style:name="T77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ableRow78" style:family="table-row">
      <style:table-row-properties style:row-height="0.1965in"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80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8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82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8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84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8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86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8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88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P89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P90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T91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92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93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94" style:parent-style-name="Основнойшрифтабзаца" style:family="text">
      <style:text-properties fo:font-size="11pt" style:font-size-asian="11pt" style:font-size-complex="11pt"/>
    </style:style>
    <style:style style:name="T95" style:parent-style-name="Основнойшрифтабзаца" style:family="text">
      <style:text-properties style:font-name="GOST type A" fo:font-style="italic" style:font-style-asian="italic" style:font-size-complex="9pt"/>
    </style:style>
    <style:style style:name="T96" style:parent-style-name="Основнойшрифтабзаца" style:family="text">
      <style:text-properties fo:font-size="9pt" style:font-size-asian="9pt" style:font-size-complex="9pt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4.3305in" style:use-optimal-column-width="false"/>
    </style:style>
    <style:style style:name="TableColumn100" style:family="table-column">
      <style:table-column-properties style:column-width="0.3937in" style:use-optimal-column-width="false"/>
    </style:style>
    <style:style style:name="TableColumn101" style:family="table-column">
      <style:table-column-properties style:column-width="1.7444in" style:use-optimal-column-width="false"/>
    </style:style>
    <style:style style:name="Table97" style:family="table">
      <style:table-properties style:width="7.2562in" fo:margin-left="0in" table:align="left"/>
    </style:style>
    <style:style style:name="TableRow102" style:family="table-row">
      <style:table-row-properties style:row-height="0.5902in" style:use-optimal-row-height="false"/>
    </style:style>
    <style:style style:name="TableCell10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04" style:parent-style-name="TableContents" style:family="paragraph">
      <style:paragraph-properties fo:text-align="center"/>
    </style:style>
    <style:style style:name="T105" style:parent-style-name="Основнойшрифтабзаца" style:family="text">
      <style:text-properties style:font-name="GOST type A" fo:font-style="italic" style:font-style-asian="italic" style:font-size-complex="10pt"/>
    </style:style>
    <style:style style:name="T106" style:parent-style-name="Основнойшрифтабзаца" style:family="text">
      <style:text-properties style:font-name="GOST type A" fo:font-style="italic" style:font-style-asian="italic" style:font-size-complex="10pt"/>
    </style:style>
    <style:style style:name="T107" style:parent-style-name="Основнойшрифтабзаца" style:family="text">
      <style:text-properties style:font-name="GOST type A" fo:font-style="italic" style:font-style-asian="italic" style:font-size-complex="10pt"/>
    </style:style>
    <style:style style:name="TableCell10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09" style:parent-style-name="TableContents" style:family="paragraph">
      <style:paragraph-properties fo:text-align="center"/>
    </style:style>
    <style:style style:name="T110" style:parent-style-name="Основнойшрифтабзаца" style:family="text">
      <style:text-properties style:font-name="GOST type A" fo:font-style="italic" style:font-style-asian="italic" fo:font-size="16pt" style:font-size-asian="16pt" style:font-size-complex="11pt"/>
    </style:style>
    <style:style style:name="TableCell1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12" style:parent-style-name="TableContents" style:family="paragraph">
      <style:paragraph-properties fo:text-align="center"/>
    </style:style>
    <style:style style:name="T113" style:parent-style-name="Основнойшрифтабзаца" style:family="text">
      <style:text-properties style:font-name="GOST type A" fo:font-style="italic" style:font-style-asian="italic" fo:font-size="16pt" style:font-size-asian="16pt" style:font-size-complex="11pt"/>
    </style:style>
    <style:style style:name="TableCell114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P115" style:parent-style-name="TableContents" style:family="paragraph">
      <style:paragraph-properties fo:text-align="center"/>
      <style:text-properties style:font-name="GOST type A" fo:font-style="italic" style:font-style-asian="italic" fo:font-size="16pt" style:font-size-asian="16pt" style:font-size-complex="11pt"/>
    </style:style>
    <style:style style:name="P116" style:parent-style-name="Обычный" style:family="paragraph">
      <style:paragraph-properties style:punctuation-wrap="simple" fo:text-align="center"/>
    </style:style>
    <style:style style:name="T117" style:parent-style-name="Основнойшрифтабзаца" style:family="text">
      <style:text-properties fo:font-size="9pt" style:font-size-asian="9pt" style:font-size-complex="9pt"/>
    </style:style>
    <style:style style:name="P118" style:parent-style-name="Обычный" style:family="paragraph">
      <style:paragraph-properties style:punctuation-wrap="simple" fo:text-align="center"/>
    </style:style>
    <style:style style:name="T119" style:parent-style-name="Основнойшрифтабзаца" style:family="text">
      <style:text-properties fo:font-size="9pt" style:font-size-asian="9pt" style:font-size-complex="9pt"/>
    </style:style>
    <style:style style:name="TableColumn121" style:family="table-column">
      <style:table-column-properties style:column-width="0.275in" style:use-optimal-column-width="false"/>
    </style:style>
    <style:style style:name="TableColumn122" style:family="table-column">
      <style:table-column-properties style:column-width="0.3937in" style:use-optimal-column-width="false"/>
    </style:style>
    <style:style style:name="TableColumn123" style:family="table-column">
      <style:table-column-properties style:column-width="0.9055in" style:use-optimal-column-width="false"/>
    </style:style>
    <style:style style:name="TableColumn124" style:family="table-column">
      <style:table-column-properties style:column-width="0.5902in" style:use-optimal-column-width="false"/>
    </style:style>
    <style:style style:name="TableColumn125" style:family="table-column">
      <style:table-column-properties style:column-width="0.3937in" style:use-optimal-column-width="false"/>
    </style:style>
    <style:style style:name="TableColumn126" style:family="table-column">
      <style:table-column-properties style:column-width="2.7562in" style:use-optimal-column-width="false"/>
    </style:style>
    <style:style style:name="TableColumn127" style:family="table-column">
      <style:table-column-properties style:column-width="0.1965in" style:use-optimal-column-width="false"/>
    </style:style>
    <style:style style:name="TableColumn128" style:family="table-column">
      <style:table-column-properties style:column-width="0.1965in" style:use-optimal-column-width="false"/>
    </style:style>
    <style:style style:name="TableColumn129" style:family="table-column">
      <style:table-column-properties style:column-width="0.1965in" style:use-optimal-column-width="false"/>
    </style:style>
    <style:style style:name="TableColumn130" style:family="table-column">
      <style:table-column-properties style:column-width="0.5902in" style:use-optimal-column-width="false"/>
    </style:style>
    <style:style style:name="TableColumn131" style:family="table-column">
      <style:table-column-properties style:column-width="0.7618in" style:use-optimal-column-width="false"/>
    </style:style>
    <style:style style:name="Table120" style:family="table">
      <style:table-properties style:width="7.2562in" fo:margin-left="0in" table:align="left"/>
    </style:style>
    <style:style style:name="TableRow132" style:family="table-row">
      <style:table-row-properties style:row-height="0.1965in" style:use-optimal-row-height="false"/>
    </style:style>
    <style:style style:name="TableCell133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134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35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136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37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138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39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140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41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142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43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P144" style:parent-style-name="TableContents" style:family="paragraph">
      <style:paragraph-properties fo:text-align="center"/>
      <style:text-properties fo:font-style="italic" style:font-style-asian="italic" fo:font-size="11pt" style:font-size-asian="11pt" style:font-size-complex="11pt"/>
    </style:style>
    <style:style style:name="TableRow145" style:family="table-row">
      <style:table-row-properties style:row-height="0.1965in" style:use-optimal-row-height="false"/>
    </style:style>
    <style:style style:name="TableCell14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47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4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49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5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51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5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53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TableCell15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55" style:parent-style-name="TableContents" style:family="paragraph">
      <style:paragraph-properties fo:text-align="center"/>
      <style:text-properties fo:font-style="italic" style:font-style-asian="italic" fo:font-size="9pt" style:font-size-asian="9pt" style:font-size-complex="9pt"/>
    </style:style>
    <style:style style:name="P156" style:parent-style-name="Обычный" style:family="paragraph">
      <style:text-properties fo:font-style="italic" style:font-style-asian="italic"/>
    </style:style>
    <style:style style:name="TableRow157" style:family="table-row">
      <style:table-row-properties style:row-height="0.1965in" style:use-optimal-row-height="false"/>
    </style:style>
    <style:style style:name="TableCell15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6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6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63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64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67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P168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TableRow169" style:family="table-row">
      <style:table-row-properties style:row-height="0.1965in" style:use-optimal-row-height="false"/>
    </style:style>
    <style:style style:name="TableCell170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71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172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73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174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75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176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77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78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79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11pt"/>
    </style:style>
    <style:style style:name="TableCell180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81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8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83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8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85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Row186" style:family="table-row">
      <style:table-row-properties style:row-height="0.1965in" style:use-optimal-row-height="false"/>
    </style:style>
    <style:style style:name="TableCell187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88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189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90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191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92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193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194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P195" style:parent-style-name="Обычный" style:family="paragraph">
      <style:text-properties style:font-name="GOST type A" fo:font-style="italic" style:font-style-asian="italic" fo:font-size="11pt" style:font-size-asian="11pt"/>
    </style:style>
    <style:style style:name="TableCell196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97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198" style:family="table-cell">
      <style:table-cell-properties fo:border-top="none" fo:border-left="0.0069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199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200" style:family="table-cell">
      <style:table-cell-properties fo:border-top="none" fo:border-left="0.0069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01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9pt"/>
    </style:style>
    <style:style style:name="TableCell20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194in" fo:padding-bottom="0.0194in" fo:padding-right="0.0194in"/>
    </style:style>
    <style:style style:name="P203" style:parent-style-name="TableContents" style:family="paragraph">
      <style:paragraph-properties fo:text-align="center"/>
    </style:style>
    <style:style style:name="T204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06" style:parent-style-name="TableContents" style:family="paragraph">
      <style:paragraph-properties fo:text-align="center"/>
    </style:style>
    <style:style style:name="T207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ableRow208" style:family="table-row">
      <style:table-row-properties style:row-height="0.1965in" style:use-optimal-row-height="false"/>
    </style:style>
    <style:style style:name="TableCell209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10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11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12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13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14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15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16" style:parent-style-name="TableContents" style:family="paragraph">
      <style:paragraph-properties fo:text-align="center"/>
      <style:text-properties style:font-name="GOST type A" fo:font-style="italic" style:font-style-asian="italic" fo:font-size="9pt" style:font-size-asian="9pt" style:font-size-complex="9pt"/>
    </style:style>
    <style:style style:name="P217" style:parent-style-name="Обычный" style:family="paragraph">
      <style:text-properties style:font-name="GOST type A" fo:font-style="italic" style:font-style-asian="italic"/>
    </style:style>
    <style:style style:name="TableCell21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19" style:parent-style-name="TableContents" style:family="paragraph">
      <style:paragraph-properties fo:text-align="center"/>
      <style:text-properties style:font-name="GOST type A" fo:font-style="italic" style:font-style-asian="italic" fo:font-size="11pt" style:font-size-asian="11pt" style:font-size-complex="11pt"/>
    </style:style>
    <style:style style:name="TableRow220" style:family="table-row">
      <style:table-row-properties style:row-height="0.1965in" style:use-optimal-row-height="false"/>
    </style:style>
    <style:style style:name="TableCell221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22" style:parent-style-name="TableContents" style:family="paragraph">
      <style:text-properties style:font-name="GOST type A" fo:font-style="italic" style:font-style-asian="italic" fo:font-size="11pt" style:font-size-asian="11pt" style:font-size-complex="9pt"/>
    </style:style>
    <style:style style:name="TableCell223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24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25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26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27" style:family="table-cell">
      <style:table-cell-properties fo:border-top="none" fo:border-left="0.0138in solid #000000" fo:border-bottom="0.0069in solid #000000" fo:border-right="none" style:writing-mode="lr-tb" style:vertical-align="middle" fo:padding-top="0.0194in" fo:padding-left="0.0395in" fo:padding-bottom="0.0194in" fo:padding-right="0.0194in"/>
    </style:style>
    <style:style style:name="P228" style:parent-style-name="TableContents" style:family="paragraph">
      <style:paragraph-properties fo:text-align="center"/>
      <style:text-properties style:font-name="GOST type A" fo:font-style="italic" style:font-style-asian="italic" fo:font-size="9pt" style:font-size-asian="9pt" style:font-size-complex="9pt"/>
    </style:style>
    <style:style style:name="P229" style:parent-style-name="Обычный" style:family="paragraph">
      <style:text-properties style:font-name="GOST type A" fo:font-style="italic" style:font-style-asian="italic"/>
    </style:style>
    <style:style style:name="P230" style:parent-style-name="Обычный" style:family="paragraph">
      <style:text-properties style:font-name="GOST type A" fo:font-style="italic" style:font-style-asian="italic"/>
    </style:style>
    <style:style style:name="TableRow231" style:family="table-row">
      <style:table-row-properties style:row-height="0.1965in" style:use-optimal-row-height="false"/>
    </style:style>
    <style:style style:name="TableCell232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395in" fo:padding-bottom="0.0194in" fo:padding-right="0.0194in"/>
    </style:style>
    <style:style style:name="T233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P234" style:parent-style-name="Обычный" style:family="paragraph">
      <style:paragraph-properties style:punctuation-wrap="simple" fo:text-align="center"/>
    </style:style>
    <style:style style:name="T235" style:parent-style-name="Основнойшрифтабзаца" style:family="text">
      <style:text-properties fo:font-size="9pt" style:font-size-asian="9pt" style:font-size-complex="9pt"/>
    </style:style>
    <style:style style:name="T236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ableCell237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395in" fo:padding-bottom="0.0194in" fo:padding-right="0.0194in"/>
    </style:style>
    <style:style style:name="P238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39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395in" fo:padding-bottom="0.0194in" fo:padding-right="0.0194in"/>
    </style:style>
    <style:style style:name="P240" style:parent-style-name="TableContents" style:family="paragraph">
      <style:text-properties style:font-name="GOST type A" fo:font-style="italic" style:font-style-asian="italic" fo:font-size="9pt" style:font-size-asian="9pt" style:font-size-complex="9pt"/>
    </style:style>
    <style:style style:name="TableCell241" style:family="table-cell">
      <style:table-cell-properties fo:border-top="none" fo:border-left="0.0138in solid #000000" fo:border-bottom="0.0138in solid #000000" fo:border-right="none" style:writing-mode="lr-tb" style:vertical-align="middle" fo:padding-top="0.0194in" fo:padding-left="0.0395in" fo:padding-bottom="0.0194in" fo:padding-right="0.0194in"/>
    </style:style>
    <style:style style:name="P242" style:parent-style-name="TableContents" style:family="paragraph">
      <style:paragraph-properties fo:text-align="center"/>
      <style:text-properties style:font-name="GOST type A" fo:font-style="italic" style:font-style-asian="italic" fo:font-size="9pt" style:font-size-asian="9pt" style:font-size-complex="9pt"/>
    </style:style>
    <style:style style:name="P243" style:parent-style-name="Обычный" style:family="paragraph">
      <style:text-properties style:font-name="GOST type A" fo:font-style="italic" style:font-style-asian="italic"/>
    </style:style>
    <style:style style:name="P244" style:parent-style-name="Обычный" style:family="paragraph">
      <style:text-properties style:font-name="GOST type A" fo:font-style="italic" style:font-style-asian="italic"/>
    </style:style>
    <style:style style:name="T245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246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247" style:parent-style-name="Основнойшрифтабзаца" style:family="text">
      <style:text-properties style:font-name="GOST type A" fo:font-size="11pt" style:font-size-asian="11pt" style:font-size-complex="9pt"/>
    </style:style>
    <style:style style:name="T248" style:parent-style-name="Основнойшрифтабзаца" style:family="text">
      <style:text-properties style:font-name="GOST type A" fo:font-style="italic" style:font-style-asian="italic" fo:font-size="11pt" style:font-size-asian="11pt" style:font-size-complex="9pt"/>
    </style:style>
    <style:style style:name="T249" style:parent-style-name="Основнойшрифтабзаца" style:family="text">
      <style:text-properties style:font-name="GOST type A" fo:font-size="11pt" style:font-size-asian="11pt" style:font-size-complex="9pt"/>
    </style:style>
    <style:style style:name="T250" style:parent-style-name="Основнойшрифтабзаца" style:family="text">
      <style:text-properties style:font-name="GOST type A" fo:font-size="9pt" style:font-size-asian="9pt" style:font-size-complex="9pt"/>
    </style:style>
    <style:style style:family="graphic" style:name="a20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no-wrap" fo:border="0.01378in solid #000000" fo:padding-top="0.00709in" fo:padding-bottom="0.00709in" fo:padding-left="0.00709in" fo:padding-right="0.00709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padding-top="0.00709in" fo:padding-bottom="0.00709in" fo:padding-left="0.00709in" fo:padding-right="0.0070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no-wrap" fo:border="0.01378in solid #000000" fo:padding-top="0.00709in" fo:padding-bottom="0.00709in" fo:padding-left="0.00709in" fo:padding-right="0.00709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text:span text:style-name="T17">Поз.</text:span><text:span text:style-name="T18"><text:line-break/></text:span><text:span text:style-name="T19">обозначение</text:span></text:p>
            </table:table-cell>
            <table:table-cell table:style-name="TableCell20">
              <text:p text:style-name="P21"><text:span text:style-name="T22">Наименование</text:span></text:p>
            </table:table-cell>
            <table:table-cell table:style-name="TableCell23">
              <text:p text:style-name="P24"><text:span text:style-name="T25">Кол.</text:span></text:p>
            </table:table-cell>
            <table:table-cell table:style-name="TableCell26">
              <text:p text:style-name="P27">Примечание</text:p>
            </table:table-cell>
          </table:table-row>
        </table:table>
        <text:p text:style-name="Standard"><draw:g draw:z-index="251660288" draw:name="Группа 21" draw:id="id2" draw:style-name="a2" text:anchor-type="paragraph"><svg:title/><svg:desc/><draw:frame draw:id="id0" draw:style-name="a0" draw:transform="translate(-0.05188in -0.13799in) rotate(-1.5708) translate(-1.00458in 11.68996in)" draw:name="Фигура1" svg:width="0.10376in" svg:height="0.27599in" style:rel-width="scale" style:rel-height="scale"><draw:text-box><text:p text:style-name="Обычный"/></draw:text-box><svg:title/><svg:desc/></draw:frame><draw:frame draw:id="id1" draw:style-name="a1" draw:transform="translate(-0.39667in -0.09806in) rotate(-1.5708) translate(-0.81652in 11.68945in)" draw:name="Фигура1" svg:width="0.79335in" svg:height="0.19612in" style:rel-width="scale" style:rel-height="scale"><draw:text-box><text:p text:style-name="P28"><text:span text:style-name="T29">Инв. № подл.</text:span></text:p></draw:text-box><svg:title/><svg:desc/></draw:frame></draw:g><draw:g draw:z-index="251659264" draw:name="Группа 24" draw:id="id5" draw:style-name="a5" text:anchor-type="paragraph"><svg:title/><svg:desc/><draw:frame draw:id="id3" draw:style-name="a3" draw:transform="translate(-0.37549in -0.09841in) rotate(-1.5708) translate(-1.03427in 10.8598in)" draw:name="Фигура1" svg:width="0.75099in" svg:height="0.19682in" style:rel-width="scale" style:rel-height="scale"><draw:text-box><text:p text:style-name="P30"><text:span text:style-name="T31">Подп. и дата</text:span></text:p></draw:text-box><svg:title/><svg:desc/></draw:frame><draw:frame draw:id="id4" draw:style-name="a4" draw:transform="translate(-0.05188in -0.13834in) rotate(-1.5708) translate(-1.20092in 10.86008in)" draw:name="Фигура1" svg:width="0.10376in" svg:height="0.27668in" style:rel-width="scale" style:rel-height="scale"><draw:text-box><text:p text:style-name="Обычный"/></draw:text-box><svg:title/><svg:desc/></draw:frame></draw:g><draw:g draw:z-index="251661312" draw:name="Группа 30" draw:id="id8" draw:style-name="a8" text:anchor-type="paragraph"><svg:title/><svg:desc/><draw:frame draw:id="id6" draw:style-name="a6" draw:transform="translate(-0.37549in -0.09841in) rotate(-1.5708) translate(-1.03427in 7.51396in)" draw:name="Фигура1" svg:width="0.75099in" svg:height="0.19682in" style:rel-width="scale" style:rel-height="scale"><draw:text-box><text:p text:style-name="P32"><text:span text:style-name="T33">Подп. и дата</text:span></text:p></draw:text-box><svg:title/><svg:desc/></draw:frame><draw:frame draw:id="id7" draw:style-name="a7" draw:transform="translate(-0.05188in -0.13834in) rotate(-1.5708) translate(-1.20092in 7.51423in)" draw:name="Фигура1" svg:width="0.10376in" svg:height="0.27668in" style:rel-width="scale" style:rel-height="scale"><draw:text-box><text:p text:style-name="Обычный"/></draw:text-box><svg:title/><svg:desc/></draw:frame></draw:g></text:p>
      </style:header>
      <style:footer>
        <table:table table:style-name="Table34">
          <table:table-columns>
            <table:table-column table:style-name="TableColumn35"/>
            <table:table-column table:style-name="TableColumn36"/>
            <table:table-column table:style-name="TableColumn37"/>
            <table:table-column table:style-name="TableColumn38"/>
            <table:table-column table:style-name="TableColumn39"/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  <table:table-cell table:style-name="TableCell47">
              <text:p text:style-name="P48"/>
            </table:table-cell>
            <table:table-cell table:style-name="TableCell49">
              <text:p text:style-name="P50"/>
            </table:table-cell>
            <table:table-cell table:style-name="TableCell51">
              <text:p text:style-name="P52"/>
            </table:table-cell>
            <table:table-cell table:style-name="TableCell53" table:number-rows-spanned="4">
              <text:p text:style-name="P54"/>
            </table:table-cell>
            <table:table-cell table:style-name="TableCell55" table:number-rows-spanned="2">
              <text:p text:style-name="P56">Лист</text:p>
            </table:table-cell>
          </table:table-row>
          <table:table-row table:style-name="TableRow57">
            <table:table-cell table:style-name="TableCell58" table:number-rows-spanned="2">
              <text:p text:style-name="P59"/>
            </table:table-cell>
            <table:table-cell table:style-name="TableCell60" table:number-rows-spanned="2">
              <text:p text:style-name="P61"/>
            </table:table-cell>
            <table:table-cell table:style-name="TableCell62" table:number-rows-spanned="2">
              <text:p text:style-name="P63"/>
            </table:table-cell>
            <table:table-cell table:style-name="TableCell64" table:number-rows-spanned="2">
              <text:p text:style-name="P65"/>
            </table:table-cell>
            <table:table-cell table:style-name="TableCell66" table:number-rows-spanned="2">
              <text:p text:style-name="P67"/>
            </table:table-cell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</table:table-row>
          <table:table-row table:style-name="TableRow68">
            <table:covered-table-cell>
              <text:p text:style-name="P69"/>
            </table:covered-table-cell>
            <table:covered-table-cell>
              <text:p text:style-name="P70"/>
            </table:covered-table-cell>
            <table:covered-table-cell>
              <text:p text:style-name="P71"/>
            </table:covered-table-cell>
            <table:covered-table-cell>
              <text:p text:style-name="P72"/>
            </table:covered-table-cell>
            <table:covered-table-cell>
              <text:p text:style-name="P73"/>
            </table:covered-table-cell>
            <table:covered-table-cell>
              <text:p text:style-name="P74"/>
            </table:covered-table-cell>
            <table:table-cell table:style-name="TableCell75" table:number-rows-spanned="2">
              <text:p text:style-name="P76"><text:span text:style-name="T77"><text:page-number text:fixed="false">2</text:page-number></text:span></text:p>
            </table:table-cell>
          </table:table-row>
          <table:table-row table:style-name="TableRow78">
            <table:table-cell table:style-name="TableCell79">
              <text:p text:style-name="P80">Изм</text:p>
            </table:table-cell>
            <table:table-cell table:style-name="TableCell81">
              <text:p text:style-name="P82">Лист</text:p>
            </table:table-cell>
            <table:table-cell table:style-name="TableCell83">
              <text:p text:style-name="P84">№ докум.</text:p>
            </table:table-cell>
            <table:table-cell table:style-name="TableCell85">
              <text:p text:style-name="P86">Подпись</text:p>
            </table:table-cell>
            <table:table-cell table:style-name="TableCell87">
              <text:p text:style-name="P88">Дата</text:p>
            </table:table-cell>
            <table:covered-table-cell>
              <text:p text:style-name="P89"/>
            </table:covered-table-cell>
            <table:covered-table-cell>
              <text:p text:style-name="P90"/>
            </table:covered-table-cell>
          </table:table-row>
        </table:table>
        <text:p text:style-name="Нижнийколонтитул"><text:span text:style-name="T91"><draw:frame draw:z-index="251663360" draw:id="id9" draw:style-name="a9" draw:transform="translate(-0.05833in -0.1375in) rotate(-1.5708) translate(-0.92499in -1.40589in)" draw:name="Фигура1" text:anchor-type="paragraph" svg:width="0.11667in" svg:height="0.275in" style:rel-width="scale" style:rel-height="scale"><draw:text-box><text:p text:style-name="Обычный"/></draw:text-box><svg:title/><svg:desc/></draw:frame></text:span><text:span text:style-name="T92"><draw:frame draw:z-index="251664384" draw:id="id10" draw:style-name="a10" draw:name="Фигура4" text:anchor-type="paragraph" svg:x="5.57112in" svg:y="0.00511in" svg:width="0.82778in" svg:height="0.15764in" style:rel-width="scale" style:rel-height="scale"><draw:text-box><text:p text:style-name="Обычный"><text:span text:style-name="T93">Формат А4</text:span></text:p></draw:text-box><svg:title/><svg:desc/></draw:frame></text:span><text:span text:style-name="T94"><draw:frame draw:z-index="251665408" draw:id="id11" draw:style-name="a11" draw:name="Фигура3" text:anchor-type="paragraph" svg:x="3.64722in" svg:y="0.01111in" svg:width="1.77153in" svg:height="0.14375in" style:rel-width="scale" style:rel-height="scale"><draw:text-box><text:p text:style-name="Обычный"><text:span text:style-name="T95">Копировал</text:span><text:span text:style-name="T96">:</text:span></text:p></draw:text-box><svg:title/><svg:desc/></draw:frame></text:span></text:p>
      </style:footer>
    </style:master-page>
    <style:master-page style:next-style-name="MP0" style:name="MPF0" style:page-layout-name="PL0">
      <style:header>
        <table:table table:style-name="Table97">
          <table:table-columns>
            <table:table-column table:style-name="TableColumn98"/>
            <table:table-column table:style-name="TableColumn99"/>
            <table:table-column table:style-name="TableColumn100"/>
            <table:table-column table:style-name="TableColumn101"/>
          </table:table-columns>
          <table:table-row table:style-name="TableRow102">
            <table:table-cell table:style-name="TableCell103">
              <text:p text:style-name="P104"><text:span text:style-name="T105">Поз.</text:span><text:span text:style-name="T106"><text:line-break/></text:span><text:span text:style-name="T107">обозначение</text:span></text:p>
            </table:table-cell>
            <table:table-cell table:style-name="TableCell108">
              <text:p text:style-name="P109"><text:span text:style-name="T110">Наименование</text:span></text:p>
            </table:table-cell>
            <table:table-cell table:style-name="TableCell111">
              <text:p text:style-name="P112"><text:span text:style-name="T113">Кол.</text:span></text:p>
            </table:table-cell>
            <table:table-cell table:style-name="TableCell114">
              <text:p text:style-name="P115">Примечание</text:p>
            </table:table-cell>
          </table:table-row>
        </table:table>
        <text:p text:style-name="Верхнийколонтитул"><draw:g draw:z-index="251668480" draw:name="Группа 1" draw:id="id14" draw:style-name="a14" text:anchor-type="paragraph"><svg:title/><svg:desc/><draw:frame draw:id="id12" draw:style-name="a12" draw:transform="translate(-0.37549in -0.09841in) rotate(-1.5708) translate(-1.03566in 10.85424in)" draw:name="Фигура1" svg:width="0.75099in" svg:height="0.19682in" style:rel-width="scale" style:rel-height="scale"><draw:text-box><text:p text:style-name="P116"><text:span text:style-name="T117">Подп. и дата</text:span></text:p></draw:text-box><svg:title/><svg:desc/></draw:frame><draw:frame draw:id="id13" draw:style-name="a13" draw:transform="translate(-0.05188in -0.13834in) rotate(-1.5708) translate(-1.20231in 10.85451in)" draw:name="Фигура1" svg:width="0.10376in" svg:height="0.27668in" style:rel-width="scale" style:rel-height="scale"><draw:text-box><text:p text:style-name="Обычный"/></draw:text-box><svg:title/><svg:desc/></draw:frame></draw:g><draw:g draw:z-index="251667456" draw:name="Группа 10" draw:id="id17" draw:style-name="a17" text:anchor-type="paragraph"><svg:title/><svg:desc/><draw:frame draw:id="id15" draw:style-name="a15" draw:transform="translate(-0.37549in -0.09841in) rotate(-1.5708) translate(-1.03566in 7.51396in)" draw:name="Фигура1" svg:width="0.75099in" svg:height="0.19682in" style:rel-width="scale" style:rel-height="scale"><draw:text-box><text:p text:style-name="P118"><text:span text:style-name="T119">Подп. и дата</text:span></text:p></draw:text-box><svg:title/><svg:desc/></draw:frame><draw:frame draw:id="id16" draw:style-name="a16" draw:transform="translate(-0.05188in -0.13834in) rotate(-1.5708) translate(-1.20231in 7.51423in)" draw:name="Фигура1" svg:width="0.10376in" svg:height="0.27668in" style:rel-width="scale" style:rel-height="scale"><draw:text-box><text:p text:style-name="Обычный"/></draw:text-box><svg:title/><svg:desc/></draw:frame></draw:g></text:p>
      </style:header>
      <style:footer>
        <table:table table:style-name="Table120">
          <table:table-columns>
            <table:table-column table:style-name="TableColumn121"/>
            <table:table-column table:style-name="TableColumn122"/>
            <table:table-column table:style-name="TableColumn123"/>
            <table:table-column table:style-name="TableColumn124"/>
            <table:table-column table:style-name="TableColumn125"/>
            <table:table-column table:style-name="TableColumn126"/>
            <table:table-column table:style-name="TableColumn127"/>
            <table:table-column table:style-name="TableColumn128"/>
            <table:table-column table:style-name="TableColumn129"/>
            <table:table-column table:style-name="TableColumn130"/>
            <table:table-column table:style-name="TableColumn131"/>
          </table:table-columns>
          <table:table-row table:style-name="TableRow132">
            <table:table-cell table:style-name="TableCell133">
              <text:p text:style-name="P134"/>
            </table:table-cell>
            <table:table-cell table:style-name="TableCell135">
              <text:p text:style-name="P136"/>
            </table:table-cell>
            <table:table-cell table:style-name="TableCell137">
              <text:p text:style-name="P138"/>
            </table:table-cell>
            <table:table-cell table:style-name="TableCell139">
              <text:p text:style-name="P140"/>
            </table:table-cell>
            <table:table-cell table:style-name="TableCell141">
              <text:p text:style-name="P142"/>
            </table:table-cell>
            <table:table-cell table:style-name="TableCell143" table:number-columns-spanned="6" table:number-rows-spanned="3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45">
            <table:table-cell table:style-name="TableCell146">
              <text:p text:style-name="P147"/>
            </table:table-cell>
            <table:table-cell table:style-name="TableCell148">
              <text:p text:style-name="P149"/>
            </table:table-cell>
            <table:table-cell table:style-name="TableCell150">
              <text:p text:style-name="P151"/>
            </table:table-cell>
            <table:table-cell table:style-name="TableCell152">
              <text:p text:style-name="P153"/>
            </table:table-cell>
            <table:table-cell table:style-name="TableCell154">
              <text:p text:style-name="P155"/>
            </table:table-cell>
            <table:covered-table-cell>
              <text:p text:style-name="P156"/>
            </table:covered-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57">
            <table:table-cell table:style-name="TableCell158">
              <text:p text:style-name="P159">Изм</text:p>
            </table:table-cell>
            <table:table-cell table:style-name="TableCell160">
              <text:p text:style-name="P161">Лист</text:p>
            </table:table-cell>
            <table:table-cell table:style-name="TableCell162">
              <text:p text:style-name="P163">№ докум.</text:p>
            </table:table-cell>
            <table:table-cell table:style-name="TableCell164">
              <text:p text:style-name="P165">Подпись</text:p>
            </table:table-cell>
            <table:table-cell table:style-name="TableCell166">
              <text:p text:style-name="P167">Дата</text:p>
            </table:table-cell>
            <table:covered-table-cell>
              <text:p text:style-name="P168"/>
            </table:covered-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69">
            <table:table-cell table:style-name="TableCell170" table:number-columns-spanned="2">
              <text:p text:style-name="P171">Разраб.</text:p>
            </table:table-cell>
            <table:covered-table-cell/>
            <table:table-cell table:style-name="TableCell172">
              <text:p text:style-name="P173"/>
            </table:table-cell>
            <table:table-cell table:style-name="TableCell174">
              <text:p text:style-name="P175"/>
            </table:table-cell>
            <table:table-cell table:style-name="TableCell176">
              <text:p text:style-name="P177"/>
            </table:table-cell>
            <table:table-cell table:style-name="TableCell178" table:number-rows-spanned="5">
              <text:p text:style-name="P179"/>
            </table:table-cell>
            <table:table-cell table:style-name="TableCell180" table:number-columns-spanned="3">
              <text:p text:style-name="P181">Лит.</text:p>
            </table:table-cell>
            <table:covered-table-cell/>
            <table:covered-table-cell/>
            <table:table-cell table:style-name="TableCell182">
              <text:p text:style-name="P183">Лист</text:p>
            </table:table-cell>
            <table:table-cell table:style-name="TableCell184">
              <text:p text:style-name="P185">Листов</text:p>
            </table:table-cell>
          </table:table-row>
          <table:table-row table:style-name="TableRow186">
            <table:table-cell table:style-name="TableCell187" table:number-columns-spanned="2">
              <text:p text:style-name="P188">Пров.</text:p>
            </table:table-cell>
            <table:covered-table-cell/>
            <table:table-cell table:style-name="TableCell189">
              <text:p text:style-name="P190"/>
            </table:table-cell>
            <table:table-cell table:style-name="TableCell191">
              <text:p text:style-name="P192"/>
            </table:table-cell>
            <table:table-cell table:style-name="TableCell193">
              <text:p text:style-name="P194"/>
            </table:table-cell>
            <table:covered-table-cell>
              <text:p text:style-name="P195"/>
            </table:covered-table-cell>
            <table:table-cell table:style-name="TableCell196">
              <text:p text:style-name="P197"/>
            </table:table-cell>
            <table:table-cell table:style-name="TableCell198">
              <text:p text:style-name="P199"/>
            </table:table-cell>
            <table:table-cell table:style-name="TableCell200">
              <text:p text:style-name="P201"/>
            </table:table-cell>
            <table:table-cell table:style-name="TableCell202">
              <text:p text:style-name="P203"><text:span text:style-name="T204"><text:page-number text:fixed="false">1</text:page-number></text:span></text:p>
            </table:table-cell>
            <table:table-cell table:style-name="TableCell205">
              <text:p text:style-name="P206"><text:span text:style-name="T207"><text:page-count>2</text:page-count></text:span></text:p>
            </table:table-cell>
          </table:table-row>
          <table:table-row table:style-name="TableRow208">
            <table:table-cell table:style-name="TableCell209" table:number-columns-spanned="2">
              <text:p text:style-name="P210"/>
            </table:table-cell>
            <table:covered-table-cell/>
            <table:table-cell table:style-name="TableCell211">
              <text:p text:style-name="P212"/>
            </table:table-cell>
            <table:table-cell table:style-name="TableCell213">
              <text:p text:style-name="P214"/>
            </table:table-cell>
            <table:table-cell table:style-name="TableCell215">
              <text:p text:style-name="P216"/>
            </table:table-cell>
            <table:covered-table-cell>
              <text:p text:style-name="P217"/>
            </table:covered-table-cell>
            <table:table-cell table:style-name="TableCell218" table:number-columns-spanned="5" table:number-rows-spanned="3">
              <text:p text:style-name="P219"/>
            </table:table-cell>
            <table:covered-table-cell/>
            <table:covered-table-cell/>
            <table:covered-table-cell/>
            <table:covered-table-cell/>
          </table:table-row>
          <table:table-row table:style-name="TableRow220">
            <table:table-cell table:style-name="TableCell221" table:number-columns-spanned="2">
              <text:p text:style-name="P222">Н. контр.</text:p>
            </table:table-cell>
            <table:covered-table-cell/>
            <table:table-cell table:style-name="TableCell223">
              <text:p text:style-name="P224"/>
            </table:table-cell>
            <table:table-cell table:style-name="TableCell225">
              <text:p text:style-name="P226"/>
            </table:table-cell>
            <table:table-cell table:style-name="TableCell227">
              <text:p text:style-name="P228"/>
            </table:table-cell>
            <table:covered-table-cell>
              <text:p text:style-name="P229"/>
            </table:covered-table-cell>
            <table:covered-table-cell>
              <text:p text:style-name="P230"/>
            </table:covered-table-cell>
            <table:covered-table-cell/>
            <table:covered-table-cell/>
            <table:covered-table-cell/>
            <table:covered-table-cell/>
          </table:table-row>
          <table:table-row table:style-name="TableRow231">
            <table:table-cell table:style-name="TableCell232" table:number-columns-spanned="2">
              <text:p text:style-name="TableContents"><text:span text:style-name="T233"><draw:g draw:z-index="251673600" draw:name="Группа 13" draw:id="id20" draw:style-name="a20" text:anchor-type="paragraph"><svg:title/><svg:desc/><draw:frame draw:id="id18" draw:style-name="a18" draw:transform="translate(-0.05188in -0.13799in) rotate(-1.5708) translate(-1.04555in 0.99691in)" draw:name="Фигура1" svg:width="0.10376in" svg:height="0.27599in" style:rel-width="scale" style:rel-height="scale"><draw:text-box><text:p text:style-name="Обычный"/></draw:text-box><svg:title/><svg:desc/></draw:frame><draw:frame draw:id="id19" draw:style-name="a19" draw:transform="translate(-0.305in -0.09806in) rotate(-1.5708) translate(-0.94913in 0.99639in)" draw:name="Фигура1" svg:width="0.61001in" svg:height="0.19612in" style:rel-width="scale" style:rel-height="scale"><draw:text-box><text:p text:style-name="P234"><text:span text:style-name="T235">Инв. № подл.</text:span></text:p></draw:text-box><svg:title/><svg:desc/></draw:frame></draw:g></text:span><text:span text:style-name="T236">Утв.</text:span></text:p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covered-table-cell>
              <text:p text:style-name="P243"/>
            </table:covered-table-cell>
            <table:covered-table-cell>
              <text:p text:style-name="P244"/>
            </table:covered-table-cell>
            <table:covered-table-cell/>
            <table:covered-table-cell/>
            <table:covered-table-cell/>
            <table:covered-table-cell/>
          </table:table-row>
        </table:table>
        <text:p text:style-name="Нижнийколонтитул"><text:span text:style-name="T245"><draw:frame draw:z-index="251670528" draw:id="id21" draw:style-name="a21" draw:transform="translate(-0.05833in -0.1375in) rotate(-1.5708) translate(-0.9324in -1.43043in)" draw:name="Фигура1" text:anchor-type="paragraph" svg:width="0.11667in" svg:height="0.275in" style:rel-width="scale" style:rel-height="scale"><draw:text-box><text:p text:style-name="Обычный"/></draw:text-box><svg:title/><svg:desc/></draw:frame></text:span><text:span text:style-name="T246"><draw:frame draw:z-index="251672576" draw:id="id22" draw:style-name="a22" draw:name="Фигура4" text:anchor-type="paragraph" svg:x="5.56365in" svg:y="-0.0093in" svg:width="0.78889in" svg:height="0.15764in" style:rel-width="scale" style:rel-height="scale"><draw:text-box><text:p text:style-name="Обычный"><text:span text:style-name="T247">Формат А4</text:span></text:p></draw:text-box><svg:title/><svg:desc/></draw:frame></text:span><text:span text:style-name="T248"><draw:frame draw:z-index="251671552" draw:id="id23" draw:style-name="a23" draw:name="Фигура3" text:anchor-type="paragraph" svg:x="3.59073in" svg:y="0.00459in" svg:width="1.77153in" svg:height="0.14375in" style:rel-width="scale" style:rel-height="scale"><draw:text-box><text:p text:style-name="Обычный"><text:span text:style-name="T249">Копировал</text:span><text:span text:style-name="T250">: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еречень элементов (ПЭ) Форма 1 ГОСТ 2.701-2008</dc:title>
    <dc:subject>Шаблон ODF</dc:subject>
    <meta:keyword>Шаблон</meta:keyword>
    <meta:keyword>ODF</meta:keyword>
    <meta:keyword>ГОСТ 2.701-2008</meta:keyword>
    <meta:keyword>Форма 1</meta:keyword>
    <meta:keyword>ПЭ</meta:keyword>
    <meta:keyword>Перечень элементов</meta:keyword>
    <dc:creator>Яна</dc:creator>
    <meta:creation-date>2017-09-13T18:10:00Z</meta:creation-date>
    <dc:date>2023-12-22T19:12:00Z</dc:date>
    <meta:template xlink:href="Normal.dotm" xlink:type="simple"/>
    <meta:editing-cycles>57</meta:editing-cycles>
    <meta:editing-duration>PT21840S</meta:editing-duration>
    <meta:document-statistic meta:page-count="3" meta:paragraph-count="3" meta:word-count="297" meta:character-count="1989" meta:row-count="14" meta:non-whitespace-character-count="1695"/>
  </office:meta>
</office:document-meta>
</file>